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63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083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ackground-color="#00800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fo:background-color="#008000"/>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6"/>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style-name="ce7"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style-name="ce7"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style-name="ce7"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style-name="ce7"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style-name="ce7"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style-name="ce7"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style-name="ce7"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style-name="ce7"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style-name="ce7"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style-name="ce7"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style-name="ce7"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style-name="ce7"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style-name="ce7"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style-name="ce7"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style-name="ce7"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style-name="ce7"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style-name="ce7"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style-name="ce7"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style-name="ce7"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style-name="ce7"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style-name="ce7"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style-name="ce7"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style-name="ce7"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style-name="ce7"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style-name="ce7"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style-name="ce7"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style-name="ce7"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style-name="ce7"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7"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style-name="ce7"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style-name="ce7"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style-name="ce7"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style-name="ce7"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style-name="ce7"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style-name="ce7"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style-name="ce7"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style-name="ce7"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style-name="ce7"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style-name="ce7"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style-name="ce7"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style-name="ce7"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style-name="ce7"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ce7" office:value-type="string">
            <text:p>Ungültiger Wert 'Resolution'</text:p>
          </table:table-cell>
          <table:table-cell table:style-name="ce2"/>
          <table:table-cell table:style-name="ce7"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ce7" office:value-type="string">
            <text:p>Ungültiger CEGUI::Window Zeiger</text:p>
          </table:table-cell>
          <table:table-cell table:style-name="ce2"/>
          <table:table-cell table:style-name="ce7"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style-name="ce7"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style-name="ce7"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style-name="ce7"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style-name="ce7"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style-name="ce7"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style-name="ce7"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style-name="ce7"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style-name="ce7"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style-name="ce7"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style-name="ce7"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style-name="ce7"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style-name="ce7"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style-name="ce7"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style-name="ce7"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ce7" office:value-type="string">
            <text:p>Ungültige Textur-Filterungs ID</text:p>
          </table:table-cell>
          <table:table-cell table:style-name="ce2"/>
          <table:table-cell table:style-name="ce7"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style-name="ce7"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style-name="ce7"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style-name="ce7"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style-name="ce7"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style-name="ce7"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style-name="ce7"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style-name="ce7"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style-name="ce7"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style-name="ce7"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style-name="ce7"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style-name="ce7"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style-name="ce7"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style-name="ce7"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style-name="ce7"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style-name="ce7"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style-name="ce7"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style-name="ce7"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style-name="ce7"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style-name="ce7"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style-name="ce7"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style-name="ce7" table:number-columns-repeated="1020"/>
        </table:table-row>
        <table:table-row table:style-name="ro2">
          <table:table-cell table:number-columns-repeated="3" table:style-name="ce2" office:value-type="string">
            <text:p>OK</text:p>
          </table:table-cell>
          <table:table-cell table:style-name="ce2"/>
          <table:table-cell table:style-name="ce7"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style-name="ce7"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style-name="ce7"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style-name="ce7"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style-name="ce7"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style-name="ce7"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style-name="ce7"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style-name="ce7"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style-name="ce7"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style-name="ce7"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style-name="ce7"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style-name="ce7"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style-name="ce7"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style-name="ce7" table:number-columns-repeated="1020"/>
        </table:table-row>
        <table:table-row table:style-name="ro4">
          <table:table-cell table:style-name="ce2"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table:style-name="ce5"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style-name="ce7"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style-name="ce7"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style-name="ce7"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style-name="ce7"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style-name="ce7"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style-name="ce7"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style-name="ce7"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style-name="ce7"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style-name="ce7"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style-name="ce7"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style-name="ce7"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style-name="ce7"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style-name="ce7"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style-name="ce7"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style-name="ce7"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style-name="ce7"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style-name="ce7"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style-name="ce7"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style-name="ce7"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style-name="ce7"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style-name="ce7"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style-name="ce7"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style-name="ce7"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style-name="ce7"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7"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5"/>
          <table:table-cell table:style-name="ce7" table:number-columns-repeated="1020"/>
        </table:table-row>
        <table:table-row table:style-name="ro2">
          <table:table-cell table:style-name="ce4" office:value-type="string">
            <text:p>Highlight layers</text:p>
          </table:table-cell>
          <table:table-cell table:style-name="ce5" office:value-type="string">
            <text:p>Подсвечивать слои</text:p>
          </table:table-cell>
          <table:table-cell table:style-name="ce5" table:number-columns-repeated="2"/>
          <table:table-cell table:style-name="ce7" table:number-columns-repeated="1020"/>
        </table:table-row>
        <table:table-row table:style-name="ro2">
          <table:table-cell table:style-name="ce5" office:value-type="string">
            <text:p>Fair games only</text:p>
          </table:table-cell>
          <table:table-cell table:style-name="ce4" office:value-type="string">
            <text:p>Только честные партии</text:p>
          </table:table-cell>
          <table:table-cell table:style-name="ce5" table:number-columns-repeated="2"/>
          <table:table-cell table:style-name="ce7" table:number-columns-repeated="1020"/>
        </table:table-row>
        <table:table-row table:style-name="ro2">
          <table:table-cell table:style-name="ce4" office:value-type="string">
            <text:p>Restrict camera rotation</text:p>
          </table:table-cell>
          <table:table-cell table:style-name="ce4" office:value-type="string">
            <text:p>Ограничивать вращение камеры</text:p>
          </table:table-cell>
          <table:table-cell table:style-name="ce5" table:number-columns-repeated="2"/>
          <table:table-cell table:style-name="ce7" table:number-columns-repeated="1020"/>
        </table:table-row>
        <table:table-row table:style-name="ro2">
          <table:table-cell table:style-name="ce4" office:value-type="string">
            <text:p>Invalid tile position</text:p>
          </table:table-cell>
          <table:table-cell table:style-name="ce4" office:value-type="string">
            <text:p>Неверная позиция фишки</text:p>
          </table:table-cell>
          <table:table-cell table:style-name="ce5" table:number-columns-repeated="2"/>
          <table:table-cell table:style-name="ce7" table:number-columns-repeated="1020"/>
        </table:table-row>
        <table:table-row table:style-name="ro2">
          <table:table-cell table:style-name="ce4" office:value-type="string">
            <text:p>Solitaire</text:p>
          </table:table-cell>
          <table:table-cell table:style-name="ce4" office:value-type="string">
            <text:p>Пасьянс</text:p>
          </table:table-cell>
          <table:table-cell table:style-name="ce5" table:number-columns-repeated="2"/>
          <table:table-cell table:style-name="ce7" table:number-columns-repeated="1020"/>
        </table:table-row>
        <table:table-row table:style-name="ro2" table:number-rows-repeated="65409">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1">11.07.2011</text:date>, <text:time>18:53:28</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11T18:53:28</dc:date>
    <meta:editing-cycles>160</meta:editing-cycles>
    <meta:editing-duration>PT5H42M37S</meta:editing-duration>
    <meta:generator>LibreOffice/3.3$Unix LibreOffice_project/330m19$Build-202</meta:generator>
    <meta:document-statistic meta:table-count="3" meta:cell-count="374" meta:object-count="0"/>
  </office:meta>
</office:document-meta>
</file>